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5">
      <style:text-properties officeooo:paragraph-rsid="000e7765"/>
    </style:style>
    <style:style style:name="P2" style:family="paragraph" style:parent-style-name="Heading_20_5">
      <style:paragraph-properties fo:margin-top="0in" fo:margin-bottom="0in" style:contextual-spacing="false"/>
      <style:text-properties officeooo:rsid="000e7765" officeooo:paragraph-rsid="000e7765"/>
    </style:style>
    <style:style style:name="P3" style:family="paragraph" style:parent-style-name="Preformatted_20_Text" style:list-style-name="L10">
      <style:paragraph-properties fo:margin-top="0in" fo:margin-bottom="0.1965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in" fo:margin-bottom="0in" style:contextual-spacing="false"/>
    </style:style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7">
      <style:paragraph-properties fo:margin-top="0in" fo:margin-bottom="0in" style:contextual-spacing="false"/>
      <style:text-properties officeooo:paragraph-rsid="000e7765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>
      <style:paragraph-properties fo:margin-top="0in" fo:margin-bottom="0in" style:contextual-spacing="false"/>
      <style:text-properties officeooo:rsid="000e7765" officeooo:paragraph-rsid="000e7765"/>
    </style:style>
    <style:style style:name="T1" style:family="text">
      <style:text-properties officeooo:rsid="000e776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naging GitHub Issues with VS Code</text:h>
      <text:h text:style-name="Heading_20_2" text:outline-level="2">Setup</text:h>
      <text:h text:style-name="Heading_20_4" text:outline-level="4"><text:span text:style-name="Strong_20_Emphasis">Install Required Tools</text:span></text:h>
      <text:list xml:id="list3159047099" text:style-name="L1">
        <text:list-item>
          <text:p text:style-name="P5">Install <text:span text:style-name="Strong_20_Emphasis">Visual Studio Code</text:span> if not already installed: <text:a xlink:type="simple" xlink:href="https://code.visualstudio.com/" text:style-name="Internet_20_link" text:visited-style-name="Visited_20_Internet_20_Link">Download VS Code</text:a>. </text:p>
        </text:list-item>
        <text:list-item>
          <text:p text:style-name="P5">Install the <text:span text:style-name="Strong_20_Emphasis">GitHub Pull Requests and Issues</text:span> extension: </text:p>
          <text:list>
            <text:list-item>
              <text:p text:style-name="P5">Open VS Code. </text:p>
            </text:list-item>
            <text:list-item>
              <text:p text:style-name="P5">Go to the Extensions view (<text:span text:style-name="Source_20_Text">Ctrl+Shift+X</text:span> or <text:span text:style-name="Source_20_Text">Cmd+Shift+X</text:span> on macOS). </text:p>
            </text:list-item>
            <text:list-item>
              <text:p text:style-name="P4">Search for "GitHub Pull Requests and Issues" and install it. </text:p>
            </text:list-item>
          </text:list>
        </text:list-item>
      </text:list>
      <text:h text:style-name="Heading_20_4" text:outline-level="4"><text:span text:style-name="Strong_20_Emphasis">Authenticate with GitHub</text:span></text:h>
      <text:list xml:id="list183800211" text:style-name="L2">
        <text:list-item>
          <text:p text:style-name="P7">Once the extension is installed: </text:p>
          <text:list>
            <text:list-item>
              <text:p text:style-name="P7">Open the Command Palette (<text:span text:style-name="Source_20_Text">Ctrl+Shift+P</text:span> or <text:span text:style-name="Source_20_Text">Cmd+Shift+P</text:span> on macOS). </text:p>
            </text:list-item>
            <text:list-item>
              <text:p text:style-name="P7">Search for "GitHub: Sign In" and select it. </text:p>
            </text:list-item>
            <text:list-item>
              <text:p text:style-name="P6">Follow the prompts to authenticate your GitHub account. </text:p>
            </text:list-item>
          </text:list>
        </text:list-item>
      </text:list>
      <text:h text:style-name="Heading_20_4" text:outline-level="4"><text:span text:style-name="Strong_20_Emphasis">Connect to a Repository</text:span></text:h>
      <text:list xml:id="list511671388" text:style-name="L3">
        <text:list-item>
          <text:p text:style-name="P9">Clone your GitHub repository or open an existing local repository in VS Code. </text:p>
        </text:list-item>
        <text:list-item>
          <text:p text:style-name="P8">The extension automatically detects the repository's associated GitHub issues. </text:p>
        </text:list-item>
      </text:list>
      <text:h text:style-name="Heading_20_2" text:outline-level="2"><text:span text:style-name="Strong_20_Emphasis">Manage Issues</text:span></text:h>
      <text:h text:style-name="Heading_20_3" text:outline-level="3">VS Code GUI actions</text:h>
      <text:p text:style-name="Text_20_body">With the GitHub Pull Requests and Issues extension, you can do the following:</text:p>
      <text:h text:style-name="Heading_20_5" text:outline-level="5"><text:span text:style-name="Strong_20_Emphasis">View Issues</text:span></text:h>
      <text:list xml:id="list463063069" text:style-name="L4">
        <text:list-item>
          <text:p text:style-name="P11">Open the <text:span text:style-name="Strong_20_Emphasis">GitHub</text:span> panel in the Activity Bar (left-hand side of VS Code). </text:p>
        </text:list-item>
        <text:list-item>
          <text:p text:style-name="P10">Select "Issues" to see a list of open issues for the connected repository. </text:p>
        </text:list-item>
      </text:list>
      <text:h text:style-name="Heading_20_5" text:outline-level="5"><text:span text:style-name="Strong_20_Emphasis">Create a New Issue</text:span></text:h>
      <text:list xml:id="list2939227" text:style-name="L5">
        <text:list-item>
          <text:p text:style-name="P13">Open the Command Palette. </text:p>
        </text:list-item>
        <text:list-item>
          <text:p text:style-name="P13">Search for "GitHub: Create Issue" and select it. </text:p>
        </text:list-item>
        <text:list-item>
          <text:p text:style-name="P12">Fill out the issue title and description in the input boxes provided. </text:p>
        </text:list-item>
      </text:list>
      <text:h text:style-name="Heading_20_5" text:outline-level="5"><text:span text:style-name="Strong_20_Emphasis">Close Issues</text:span></text:h>
      <text:list xml:id="list4251015121" text:style-name="L8">
        <text:list-item>
          <text:p text:style-name="P17">Select an issue from the list. </text:p>
        </text:list-item>
        <text:list-item>
          <text:p text:style-name="P16">Click the "Close Issue" button in the issue details view. </text:p>
        </text:list-item>
      </text:list>
      <text:h text:style-name="Heading_20_3" text:outline-level="3"><text:soft-page-break/>Command line actions</text:h>
      <text:h text:style-name="P1" text:outline-level="5"><text:span text:style-name="Strong_20_Emphasis">Comment on Issues</text:span></text:h>
      <text:h text:style-name="Heading_20_5" text:outline-level="5"><text:span text:style-name="Strong_20_Emphasis">Adding labels</text:span></text:h>
      <text:h text:style-name="P2" text:outline-level="5"><text:span text:style-name="Strong_20_Emphasis">Assign Yourself or Others</text:span></text:h>
      <text:p text:style-name="P20"><text:span text:style-name="Strong_20_Emphasis"/></text:p>
      <text:p text:style-name="Horizontal_20_Line"/>
      <text:h text:style-name="Heading_20_3" text:outline-level="3">Example Workflow in Action</text:h>
      <text:list xml:id="list2958037363" text:style-name="L10">
        <text:list-item>
          <text:p text:style-name="P18"><text:span text:style-name="Strong_20_Emphasis">Open VS Code and Authenticate</text:span>:</text:p>
          <text:list>
            <text:list-item>
              <text:p text:style-name="P19">Open your repository in VS Code. </text:p>
            </text:list-item>
            <text:list-item>
              <text:p text:style-name="P19">Authenticate with GitHub using the Command Palette. </text:p>
            </text:list-item>
          </text:list>
        </text:list-item>
        <text:list-item>
          <text:p text:style-name="P18"><text:span text:style-name="Strong_20_Emphasis">View Open Issues</text:span>:</text:p>
          <text:list>
            <text:list-item>
              <text:p text:style-name="P19">In the <text:span text:style-name="Strong_20_Emphasis">GitHub</text:span> panel, browse the list of open issues. </text:p>
            </text:list-item>
          </text:list>
        </text:list-item>
        <text:list-item>
          <text:p text:style-name="P18"><text:span text:style-name="Strong_20_Emphasis">Create a New Issue for a Bug</text:span>:</text:p>
          <text:list>
            <text:list-item>
              <text:p text:style-name="P19">Use the Command Palette to create an issue titled “Fix broken navigation menu.” </text:p>
            </text:list-item>
            <text:list-item>
              <text:p text:style-name="P19">Add a detailed description of the bug. </text:p>
            </text:list-item>
          </text:list>
        </text:list-item>
        <text:list-item>
          <text:p text:style-name="P18"><text:span text:style-name="Strong_20_Emphasis">Assign Yourself and Add Labels</text:span>:</text:p>
          <text:list>
            <text:list-item>
              <text:p text:style-name="P19">Open the newly created issue, assign it to yourself, and add a “bug” label. </text:p>
            </text:list-item>
          </text:list>
        </text:list-item>
        <text:list-item>
          <text:p text:style-name="P18"><text:span text:style-name="Strong_20_Emphasis">Fix the Bug in Code</text:span>:</text:p>
          <text:list>
            <text:list-item>
              <text:p text:style-name="P19">Switch to the code view, edit the necessary files, and test the fix. </text:p>
            </text:list-item>
          </text:list>
        </text:list-item>
        <text:list-item>
          <text:p text:style-name="P18"><text:span text:style-name="Strong_20_Emphasis">Link the Issue in Your Commit</text:span>:</text:p>
          <text:list>
            <text:list-item>
              <text:p text:style-name="P18">Stage your changes and commit them with a message like: </text:p>
              <text:p text:style-name="P3"><text:span text:style-name="Source_20_Text">Fixes #123: Fixed broken navigation menu.</text:span></text:p>
            </text:list-item>
          </text:list>
        </text:list-item>
        <text:list-item>
          <text:p text:style-name="P18"><text:span text:style-name="Strong_20_Emphasis">Close the Issue</text:span>:</text:p>
          <text:list>
            <text:list-item>
              <text:p text:style-name="P18">The issue automatically closes when you push your commit with the <text:span text:style-name="Source_20_Text">Fixes #123</text:span> tag, or you can manually close it from VS Code.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09:12:59.132585270</meta:creation-date>
    <dc:date>2024-12-05T09:03:11.367188033</dc:date>
    <meta:editing-duration>PT53M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1" meta:word-count="398" meta:character-count="2214" meta:non-whitespace-character-count="1875"/>
  </office:meta>
</office:document-meta>
</file>